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48"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49"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officeooo:rsid="0006153e" style:font-weight-asian="normal" style:font-weight-complex="normal"/>
    </style:style>
    <style:style style:name="T25" style:family="text">
      <style:text-properties officeooo:rsid="00207381"/>
    </style:style>
    <style:style style:name="T26" style:family="text">
      <style:text-properties officeooo:rsid="002318c1"/>
    </style:style>
    <style:style style:name="T27" style:family="text">
      <style:text-properties fo:font-weight="bold" officeooo:rsid="002318c1" style:font-weight-asian="bold" style:font-weight-complex="bold"/>
    </style:style>
    <style:style style:name="T28" style:family="text">
      <style:text-properties fo:font-weight="bold" officeooo:rsid="002d8302" style:font-weight-asian="bold" style:font-weight-complex="bold"/>
    </style:style>
    <style:style style:name="T29" style:family="text">
      <style:text-properties officeooo:rsid="00284a4c"/>
    </style:style>
    <style:style style:name="T30" style:family="text">
      <style:text-properties officeooo:rsid="002d8302"/>
    </style:style>
    <style:style style:name="T31"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2"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3"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34"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35"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37" style:family="text">
      <style:text-properties officeooo:rsid="003a87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4">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5">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29">30</text:span> 2019</text:p>
      <text:p text:style-name="P22"/>
      <text:p text:style-name="P41">In order to study BOHB performance, we decided to run two new studies using Bayesian Optimization (without Hyperband) and Random Search using as budget 50 epochs. We ran both <text:span text:style-name="T26">for 400 iterations</text:span><text:span text:style-name="T27"> </text:span><text:span text:style-name="T26">which gives a total budget of </text:span><text:span text:style-name="T28">400*3*50=60k epochs</text:span><text:span text:style-name="T26">. In order to compare with BOHB, we also ran a new BOHB study </text:span><text:span text:style-name="T28">study_bohb</text:span><text:span text:style-name="T26"> with the same total budget, using 106</text:span><text:span text:style-name="T27"> </text:span><text:span text:style-name="T26">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0">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1">study_bohb_dr25_tcert_spline </text:span><text:span text:style-name="T32">using 2 nodes*4 gpus=8 configurations simultaneously. </text:span><text:span text:style-name="T33">The study was run for 72 hours, evaluating 824 configurations. </text:span><text:span text:style-name="T34">A minimum and maximum budgets of 5 and 50 were used, respectively. PR AUC was used as optimization loss. </text:span><text:span text:style-name="T35">400 iterations were submitted and for each configuration 3 models were trained, using the sample median as estimate of the performance of the configurations. </text:span><text:span text:style-name="T34">Another study, “</text:span><text:span text:style-name="T31">study_bohb_dr25_tcert_spline</text:span><text:span text:style-name="T34">2” was run for 72 hours using 1 node </text:span><text:span text:style-name="T36">using the </text:span><text:span text:style-name="T34">previous study as warm-</text:span><text:soft-page-break/><text:span text:style-name="T34">up.</text:span></text:p>
      <text:p text:style-name="P45"/>
      <text:p text:style-name="P48">June 17 2019</text:p>
      <text:p text:style-name="P46"/>
      <text:p text:style-name="P46">Training models for study “study_bohb” and “study_bohb_dr25_tcert_spline2” to check if distribution of false positives changes, since it might be due to incorrect labeling in DR24.</text:p>
      <text:p text:style-name="P46"/>
      <text:p text:style-name="P49">June 18 2019</text:p>
      <text:p text:style-name="P47"/>
      <text:p text:style-name="P4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37">Preparing to run ensembles on Shallue’s configuration on DR25+TCERT labels and trained models from study “study_bohb” and “study_bohb_dr25_tcert_spline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18T18:28:52.750217046</dc:date>
    <meta:editing-duration>P7DT7H40M26S</meta:editing-duration>
    <meta:editing-cycles>24</meta:editing-cycles>
    <meta:generator>LibreOffice/5.3.6.1$Linux_X86_64 LibreOffice_project/30$Build-1</meta:generator>
    <meta:document-statistic meta:table-count="0" meta:image-count="0" meta:object-count="0" meta:page-count="4" meta:paragraph-count="46" meta:word-count="1622" meta:character-count="9860" meta:non-whitespace-character-count="8281"/>
  </office:meta>
</office:document-meta>
</file>